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eXGyreTermes" svg:font-family="TeXGyreTermes" style:font-pitch="variable"/>
    <style:font-face style:name="Ubuntu Mono" svg:font-family="'Ubuntu Mono', monospace"/>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0a86b7"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1e2123" style:text-blinking="false" fo:background-color="transparent"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d3032" officeooo:paragraph-rsid="005d3032" style:text-blinking="false" fo:background-color="transparent"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00379" officeooo:paragraph-rsid="00800379" style:text-blinking="false" fo:background-color="transparent" style:font-weight-asian="bold" style:font-weight-complex="bold"/>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45caf" style:text-blinking="false" fo:background-color="transparent" style:font-weight-asian="bold" style:font-weight-complex="bold"/>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8f561" style:text-blinking="false" fo:background-color="transparent" style:font-weight-asian="bold" style:font-weight-complex="bold"/>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paragraph-rsid="001e2123" style:text-blinking="false" fo:background-color="transparent"/>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2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6c5d4d" style:text-blinking="false" fo:background-color="#ffff00" style:font-weight-asian="bold" style:font-weight-complex="bold"/>
    </style:style>
    <style:style style:name="P2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998525" style:text-blinking="false" fo:background-color="#ffff00" style:font-weight-asian="bold" style:font-weight-complex="bold"/>
    </style:style>
    <style:style style:name="P2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ab6f5e" style:text-blinking="false" fo:background-color="#ffff00" style:font-weight-asian="bold" style:font-weight-complex="bold"/>
    </style:style>
    <style:style style:name="P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b0c2e6" style:text-blinking="false" fo:background-color="#ffff00" style:font-weight-asian="bold" style:font-weight-complex="bold"/>
    </style:style>
    <style:style style:name="P2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a9abad" officeooo:paragraph-rsid="00a9abad" style:text-blinking="false" fo:background-color="#ffff00"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normal" officeooo:rsid="0019e369" officeooo:paragraph-rsid="000a86b7" style:text-blinking="false" fo:background-color="transparent" style:font-weight-asian="normal" style:font-weight-complex="normal"/>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3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425054" officeooo:paragraph-rsid="00425054" style:text-blinking="false" fo:background-color="#ffff00" style:font-weight-asian="bold" style:font-weight-complex="bold"/>
    </style:style>
    <style:style style:name="P3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normal" officeooo:rsid="001e2123" officeooo:paragraph-rsid="001e2123" style:text-blinking="false" fo:background-color="transparent" style:font-weight-asian="normal" style:font-weight-complex="normal"/>
    </style:style>
    <style:style style:name="P3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eXGyreTermes" fo:font-size="11pt" fo:font-style="normal" style:text-underline-style="none" fo:font-weight="bold" officeooo:rsid="00b69650" officeooo:paragraph-rsid="001e2123" style:text-blinking="false" fo:background-color="#ffff00" style:font-size-asian="11pt" style:font-weight-asian="bold" style:font-size-complex="11pt" style:font-weight-complex="bold"/>
    </style:style>
    <style:style style:name="P3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eXGyreTermes" fo:font-size="11pt" fo:font-style="normal" style:text-underline-style="none" fo:font-weight="bold" officeooo:paragraph-rsid="001e2123" style:text-blinking="false" fo:background-color="#ffff00" style:font-size-asian="11pt" style:font-weight-asian="bold" style:font-size-complex="11pt" style:font-weight-complex="bold"/>
    </style:style>
    <style:style style:name="P3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9f9127" officeooo:paragraph-rsid="00ab6f5e" style:text-blinking="false" fo:background-color="#ffff00" style:font-weight-asian="bold" style:font-weight-complex="bold"/>
    </style:style>
    <style:style style:name="P3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7ca795" officeooo:paragraph-rsid="00ad1ac1" style:text-blinking="false" fo:background-color="#ffff00" style:font-weight-asian="bold" style:font-weight-complex="bold"/>
    </style:style>
    <style:style style:name="P3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afa25d" officeooo:paragraph-rsid="00b0c2e6" style:text-blinking="false" fo:background-color="#ffff00" style:font-weight-asian="bold" style:font-weight-complex="bold"/>
    </style:style>
    <style:style style:name="P3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998525" style:text-blinking="false" fo:background-color="#ffff00" style:font-weight-asian="bold" style:font-weight-complex="bold"/>
    </style:style>
    <style:style style:name="P4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b0c2e6" style:text-blinking="false" fo:background-color="#ffff00" style:font-weight-asian="bold" style:font-weight-complex="bold"/>
    </style:style>
    <style:style style:name="P4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c5df3c" style:text-blinking="false" fo:background-color="#ffff00" style:font-weight-asian="bold" style:font-weight-complex="bold"/>
    </style:style>
    <style:style style:name="P4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4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ce5a96" officeooo:paragraph-rsid="00ce5a96" style:text-blinking="false" fo:background-color="#ffff00" style:font-weight-asian="bold" style:font-weight-complex="bold"/>
    </style:style>
    <style:style style:name="P4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a9abad" officeooo:paragraph-rsid="00a9abad" style:text-blinking="false" fo:background-color="#ffff00" style:font-weight-asian="bold" style:font-weight-complex="bold"/>
    </style:style>
    <style:style style:name="P4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d3032d" officeooo:paragraph-rsid="00d3032d" style:text-blinking="false" fo:background-color="#ffff00" style:font-weight-asian="bold" style:font-weight-complex="bold"/>
    </style:style>
    <style:style style:name="P46" style:family="paragraph" style:parent-style-name="Standard">
      <style:paragraph-properties fo:text-align="justify" style:justify-single-word="false"/>
      <style:text-properties fo:font-variant="normal" fo:text-transform="none" fo:color="#000000" loext:opacity="100%" style:text-line-through-style="solid" style:text-line-through-type="single" style:font-name="TeXGyreTermes" fo:font-size="11pt" fo:font-style="normal" style:text-underline-style="none" fo:font-weight="bold" officeooo:rsid="00b69650" officeooo:paragraph-rsid="001e2123" style:text-blinking="false" fo:background-color="#ffff00" style:font-size-asian="11pt" style:font-weight-asian="bold" style:font-size-complex="11pt" style:font-weight-complex="bold"/>
    </style:style>
    <style:style style:name="P47" style:family="paragraph" style:parent-style-name="Standard">
      <style:paragraph-properties fo:text-align="justify" style:justify-single-word="false"/>
      <style:text-properties fo:font-variant="normal" fo:text-transform="none" fo:color="#000000" loext:opacity="100%" style:text-line-through-style="solid" style:text-line-through-type="single" style:font-name="TeXGyreTermes" fo:font-size="11pt" fo:font-style="normal" style:text-underline-style="none" fo:font-weight="bold" officeooo:paragraph-rsid="001e2123" style:text-blinking="false" fo:background-color="#ffff00" style:font-weight-asian="bold" style:font-weight-complex="bold"/>
    </style:style>
    <style:style style:name="P48" style:family="paragraph" style:parent-style-name="Standard">
      <style:paragraph-properties fo:text-align="justify" style:justify-single-word="false"/>
      <style:text-properties fo:font-variant="normal" fo:text-transform="none" fo:color="#000000" loext:opacity="100%" style:text-line-through-style="solid" style:text-line-through-type="single" style:font-name="Lato" fo:font-size="11pt" fo:font-style="normal" style:text-underline-style="none" fo:font-weight="bold" officeooo:rsid="005254fb" officeooo:paragraph-rsid="00b916b3" style:text-blinking="false" fo:background-color="#ffff00" style:font-weight-asian="bold" style:font-weight-complex="bold"/>
    </style:style>
    <style:style style:name="P49" style:family="paragraph" style:parent-style-name="Standard">
      <style:paragraph-properties fo:text-align="justify" style:justify-single-word="false"/>
      <style:text-properties fo:font-variant="normal" fo:text-transform="none" fo:color="#000000" loext:opacity="100%" style:font-name="Lato" fo:font-size="11pt" fo:font-style="normal" fo:font-weight="bold" officeooo:paragraph-rsid="001e2123"/>
    </style:style>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66848"/>
    </style:style>
    <style:style style:name="T8" style:family="text">
      <style:text-properties officeooo:rsid="00268b8b"/>
    </style:style>
    <style:style style:name="T9" style:family="text">
      <style:text-properties officeooo:rsid="0028df46"/>
    </style:style>
    <style:style style:name="T10" style:family="text">
      <style:text-properties officeooo:rsid="002c31eb"/>
    </style:style>
    <style:style style:name="T11" style:family="text">
      <style:text-properties officeooo:rsid="002ed947"/>
    </style:style>
    <style:style style:name="T12" style:family="text">
      <style:text-properties officeooo:rsid="005254fb"/>
    </style:style>
    <style:style style:name="T13" style:family="text">
      <style:text-properties officeooo:rsid="006afe02"/>
    </style:style>
    <style:style style:name="T14" style:family="text">
      <style:text-properties officeooo:rsid="006d3db7"/>
    </style:style>
    <style:style style:name="T15" style:family="text">
      <style:text-properties officeooo:rsid="006f84f5"/>
    </style:style>
    <style:style style:name="T16" style:family="text">
      <style:text-properties officeooo:rsid="007a56f4"/>
    </style:style>
    <style:style style:name="T17" style:family="text">
      <style:text-properties officeooo:rsid="007c2dfb"/>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background-color="#ffaa95" loext:char-shading-value="0"/>
    </style:style>
    <style:style style:name="T20" style:family="text">
      <style:text-properties officeooo:rsid="0081810e"/>
    </style:style>
    <style:style style:name="T21" style:family="text">
      <style:text-properties officeooo:rsid="0081bf4f"/>
    </style:style>
    <style:style style:name="T22" style:family="text">
      <style:text-properties officeooo:rsid="00820766"/>
    </style:style>
    <style:style style:name="T23" style:family="text">
      <style:text-properties officeooo:rsid="0082efd4"/>
    </style:style>
    <style:style style:name="T24" style:family="text">
      <style:text-properties officeooo:rsid="0085e812"/>
    </style:style>
    <style:style style:name="T25" style:family="text">
      <style:text-properties officeooo:rsid="0087871b"/>
    </style:style>
    <style:style style:name="T26" style:family="text">
      <style:text-properties officeooo:rsid="001e2123" style:font-weight-asian="bold" style:font-weight-complex="bold"/>
    </style:style>
    <style:style style:name="T27" style:family="text">
      <style:text-properties officeooo:rsid="008dd8e9" style:font-weight-asian="bold" style:font-weight-complex="bold"/>
    </style:style>
    <style:style style:name="T28" style:family="text">
      <style:text-properties officeooo:rsid="0088f561"/>
    </style:style>
    <style:style style:name="T29" style:family="text">
      <style:text-properties officeooo:rsid="00892a66"/>
    </style:style>
    <style:style style:name="T30" style:family="text">
      <style:text-properties officeooo:rsid="008a8c50"/>
    </style:style>
    <style:style style:name="T31" style:family="text">
      <style:text-properties officeooo:rsid="008f753c"/>
    </style:style>
    <style:style style:name="T32" style:family="text">
      <style:text-properties officeooo:rsid="0092de26"/>
    </style:style>
    <style:style style:name="T33" style:family="text">
      <style:text-properties officeooo:rsid="00a33ab6"/>
    </style:style>
    <style:style style:name="T34" style:family="text">
      <style:text-properties officeooo:rsid="00a3e2ec"/>
    </style:style>
    <style:style style:name="T35" style:family="text">
      <style:text-properties officeooo:rsid="00a3e6fd"/>
    </style:style>
    <style:style style:name="T36" style:family="text">
      <style:text-properties style:font-size-asian="11pt" style:font-size-complex="11pt"/>
    </style:style>
    <style:style style:name="T37" style:family="text">
      <style:text-properties officeooo:rsid="008dd8e9" style:font-size-asian="11pt" style:font-size-complex="11pt"/>
    </style:style>
    <style:style style:name="T38" style:family="text">
      <style:text-properties officeooo:rsid="00a22397" style:font-size-asian="11pt" style:font-size-complex="11pt"/>
    </style:style>
    <style:style style:name="T39" style:family="text">
      <style:text-properties officeooo:rsid="00b69650" style:font-size-asian="11pt" style:font-size-complex="11pt"/>
    </style:style>
    <style:style style:name="T40" style:family="text">
      <style:text-properties officeooo:rsid="00b751c9" style:font-size-asian="11pt" style:font-size-complex="11pt"/>
    </style:style>
    <style:style style:name="T41" style:family="text">
      <style:text-properties officeooo:rsid="00a126c4" style:font-size-asian="11pt" style:font-size-complex="11pt"/>
    </style:style>
    <style:style style:name="T42" style:family="text">
      <style:text-properties officeooo:rsid="00be1508" style:font-size-asian="11pt" style:font-size-complex="11pt"/>
    </style:style>
    <style:style style:name="T43" style:family="text">
      <style:text-properties officeooo:rsid="00c43a40" style:font-size-asian="11pt" style:font-size-complex="11pt"/>
    </style:style>
    <style:style style:name="T44" style:family="text">
      <style:text-properties officeooo:rsid="00c788f1" style:font-size-asian="11pt" style:font-size-complex="11pt"/>
    </style:style>
    <style:style style:name="T45" style:family="text">
      <style:text-properties officeooo:rsid="00d18709" style:font-size-asian="11pt" style:font-size-complex="11pt"/>
    </style:style>
    <style:style style:name="T46" style:family="text">
      <style:text-properties officeooo:rsid="00ab6f5e"/>
    </style:style>
    <style:style style:name="T47" style:family="text">
      <style:text-properties officeooo:rsid="00ad1ac1"/>
    </style:style>
    <style:style style:name="T48" style:family="text">
      <style:text-properties officeooo:rsid="00ad8a5b"/>
    </style:style>
    <style:style style:name="T49" style:family="text">
      <style:text-properties officeooo:rsid="00aebd5f"/>
    </style:style>
    <style:style style:name="T50" style:family="text">
      <style:text-properties officeooo:rsid="00afa25d"/>
    </style:style>
    <style:style style:name="T51" style:family="text">
      <style:text-properties style:text-line-through-style="solid" style:text-line-through-type="single"/>
    </style:style>
    <style:style style:name="T52" style:family="text">
      <style:text-properties style:text-line-through-style="solid" style:text-line-through-type="single" officeooo:rsid="009d825a"/>
    </style:style>
    <style:style style:name="T53" style:family="text">
      <style:text-properties officeooo:rsid="00bfcbd3"/>
    </style:style>
    <style:style style:name="T54" style:family="text">
      <style:text-properties officeooo:rsid="00c0d037"/>
    </style:style>
    <style:style style:name="T55" style:family="text">
      <style:text-properties officeooo:rsid="00c254d5"/>
    </style:style>
    <style:style style:name="T56" style:family="text">
      <style:text-properties style:font-name="Ubuntu Mono" fo:font-size="9.75pt" fo:letter-spacing="normal" fo:font-weight="normal" loext:padding="0in" loext:border="none"/>
    </style:style>
    <style:style style:name="T57" style:family="text">
      <style:text-properties style:font-name="Ubuntu Mono" fo:font-size="9.75pt" fo:letter-spacing="normal" fo:font-weight="normal" fo:background-color="#ffff00" loext:char-shading-value="0" loext:padding="0in" loext:border="none"/>
    </style:style>
    <style:style style:name="T58" style:family="text">
      <style:text-properties style:font-name="Ubuntu Mono" fo:font-size="9.75pt" fo:letter-spacing="normal" fo:font-weight="normal" fo:background-color="#ffff00" loext:char-shading-value="0" loext:padding="0in" loext:border="none"/>
    </style:style>
    <style:style style:name="T59" style:family="text">
      <style:text-properties style:font-name="Ubuntu Mono" fo:font-size="9.75pt" fo:letter-spacing="normal" fo:font-weight="normal" officeooo:rsid="00cbb870" fo:background-color="#ffff00" loext:char-shading-value="0" loext:padding="0in" loext:border="none"/>
    </style:style>
    <style:style style:name="T60" style:family="text">
      <style:text-properties style:font-name="Ubuntu Mono" fo:font-size="9.75pt" fo:letter-spacing="normal" fo:font-weight="normal" officeooo:rsid="00cd9f9b" fo:background-color="#ffff00" loext:char-shading-value="0" loext:padding="0in" loext:border="none"/>
    </style:style>
    <style:style style:name="T61" style:family="text">
      <style:text-properties style:text-line-through-style="none" style:text-line-through-type="none" style:text-underline-style="none" officeooo:rsid="001e2123" style:text-blinking="false" fo:background-color="#ffff00" loext:char-shading-value="0" style:font-weight-asian="bold" style:font-weight-complex="bold"/>
    </style:style>
    <style:style style:name="T62" style:family="text">
      <style:text-properties style:text-line-through-style="none" style:text-line-through-type="none" style:text-underline-style="none" officeooo:rsid="00cbb870" style:text-blinking="false" fo:background-color="#ffff00"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Problems:</text:p>
      <text:p text:style-name="P31"/>
      <text:p text:style-name="P33">- Ein Problem sollte das nicht sein und die Idee ist eigentlich gerade die,<text:line-break/>dass die pro-trial Plausibilitätswerte ein besserer predictor sein könnten.<text:line-break/>Wenn man nur einen Wert pro Item und Kondition hat, muss man ja alle<text:line-break/>Observationen von diesem Item+Kondition mit dem selben Plausibilitätswert<text:line-break/>modellieren. Wir haben aber jetzt die Partizipanten bei jedem Trial<text:line-break/>gefragt, wie plausibel sie es fanden. Theoretisch, haben wir also mehr<text:line-break/>varibilität in unserem predictor, was uns helfen *könnte* die reading times<text:line-break/>noch besser zu modellieren. Ob das tatsächlich klappt müssen wir jetzt<text:line-break/>rausfinden :)</text:p>
      <text:p text:style-name="P1"/>
      <text:p text:style-name="P30">- <text:span text:style-name="T17">Group by avgs/single ratings</text:span></text:p>
      <text:p text:style-name="P30">- <text:span text:style-name="T17">Measure on the main verb too</text:span></text:p>
      <text:p text:style-name="P30">- <text:span text:style-name="T17">Second SPR study without ratings</text:span></text:p>
      <text:p text:style-name="P2"/>
      <text:p text:style-name="P19">###########################################################################</text:p>
      <text:p text:style-name="P19"/>
      <text:p text:style-name="P20"><text:span text:style-name="T19">Questions</text:span>: </text:p>
      <text:p text:style-name="P20"/>
      <text:p text:style-name="P3"><text:span text:style-name="T12">- </text:span><text:span text:style-name="T16">Remark: </text:span><text:span text:style-name="T12">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12">However, even with the lme4 package the models with 3 predictors using precritical as predictor don’t converge, except of SPR_Plaus_avg</text:span></text:p>
      <text:p text:style-name="P3"><text:span text:style-name="T1">→ </text:span><text:span text:style-name="T2">try optimizers and exclude some random effects</text:span></text:p>
      <text:p text:style-name="P3"/>
      <text:p text:style-name="P1">- <text:span text:style-name="T1">Which correlation should I use (Pearson, Spearman or Kendall) because of the surprisal values which are not normally distributed?</text:span></text:p>
      <text:p text:style-name="P1"/>
      <text:p text:style-name="P1">- <text:span text:style-name="T31">Don’t say: group plausibility ratings based on their values, but group RT data based on plausibility ratings</text:span></text:p>
      <text:p text:style-name="P1"/>
      <text:p text:style-name="P9"/>
      <text:p text:style-name="P4"/>
      <text:p text:style-name="P31">To study/do:</text:p>
      <text:p text:style-name="P4"/>
      <text:p text:style-name="P4">- add <text:span text:style-name="T2">correlation table for all correlations (target &amp; distractor plausibility and surprisal, target plausibility per-trial &amp; avg from SPR study </text:span><text:span text:style-name="T20">= 6</text:span><text:span text:style-name="T2">) </text:span><text:span text:style-name="T22">&amp; for second SPR study</text:span></text:p>
      <text:p text:style-name="P4"/>
      <text:p text:style-name="P24">- <text:span text:style-name="T2">add statistics (SD, &amp; range for plausibility ratings from SPR study) </text:span><text:span text:style-name="T32">+ second SPR study</text:span></text:p>
      <text:p text:style-name="P4"/>
      <text:p text:style-name="P4">- <text:span text:style-name="T2">interpret coefficients (1 SD change in predictor1 = change of [amount of coefficient1 value] in RT)</text:span></text:p>
      <text:p text:style-name="P4"/>
      <text:p text:style-name="P5">- <text:span text:style-name="T2">explain that distractor surprisal might be negative (higher surprisal predicting lower RTs) →</text:span></text:p>
      <text:p text:style-name="P12"><text:s text:c="2"/>means for surprisal distractor of conditions A, B, C are almost identical &amp; for condition A even <text:s/></text:p>
      <text:p text:style-name="P12"><text:s text:c="2"/>higher than for condition B</text:p>
      <text:p text:style-name="P4"/>
      <text:p text:style-name="P7">- <text:span text:style-name="T2">Include tables with model fit from model summary including: intercept/estimate, variance, t-value</text:span></text:p>
      <text:p text:style-name="P13"><text:s text:c="2"/>&amp; p-value</text:p>
      <text:p text:style-name="P4"/>
      <text:p text:style-name="P4">- <text:span text:style-name="T2">Include table from model comparison including AIC, chi-squared values and p-values</text:span></text:p>
      <text:p text:style-name="P4"/>
      <text:p text:style-name="P4">- <text:span text:style-name="T3">Stimuli in Appendix?</text:span></text:p>
      <text:p text:style-name="P4"/>
      <text:p text:style-name="P5"><text:soft-page-break/>- <text:span text:style-name="T3">Are the assumptions of statistical model met in terms of linearity, homoscedasticity and</text:span></text:p>
      <text:p text:style-name="P14"><text:s text:c="2"/>residuals? → <text:span text:style-name="T21">yes residuals</text:span></text:p>
      <text:p text:style-name="P4"/>
      <text:p text:style-name="P6">- <text:span text:style-name="T3">Describe how/based on which method the p-values used in the lmerTest package are calculated</text:span></text:p>
      <text:p text:style-name="P6"><text:span text:style-name="T3"><text:s text:c="2"/>(P-values estimated using the Satterthwaite degrees of</text:span> freedom method, as implemented in the R <text:s/></text:p>
      <text:p text:style-name="P6"><text:s text:c="3"/>package lmerTest (Kuznetsova et al., 2017)??</text:p>
      <text:p text:style-name="P4"/>
      <text:p text:style-name="P6">- <text:span text:style-name="T6">I</text:span><text:span text:style-name="T4">nclude Kutas paper &amp; Dissertation (esp. with regard to why per-trial vs avg plausibility items are</text:span></text:p>
      <text:p text:style-name="P6"><text:span text:style-name="T4"><text:s text:c="2"/>assessed as </text:span><text:span text:style-name="T5">better </text:span><text:span text:style-name="T4">predictors?</text:span></text:p>
      <text:p text:style-name="P4"/>
      <text:p text:style-name="P6">- <text:span text:style-name="T6">Mention about </text:span><text:span text:style-name="T7">N400 as retrieval/activation of meaning account </text:span><text:span text:style-name="T6">(e.g., Kutas &amp; Federmeier 2000;</text:span></text:p>
      <text:p text:style-name="P6"><text:span text:style-name="T6"><text:s text:c="3"/>Lau et al., 2008!!) </text:span><text:span text:style-name="T8">=&gt; Before Brouwer, but also a bit different?</text:span></text:p>
      <text:p text:style-name="P4"/>
      <text:p text:style-name="P4">- Interpret random effects (higher or lower for which predictors, for items or subjects?)</text:p>
      <text:p text:style-name="P4"/>
      <text:p text:style-name="P7">- <text:span text:style-name="T9">What does it mean which variables/predictors explain how much variance? Why does surprisal</text:span></text:p>
      <text:p text:style-name="P15"><text:s text:c="2"/>have a bigger effect sometimes but is never significant (actually only bigger effect than plausibility <text:s text:c="2"/></text:p>
      <text:p text:style-name="P15"><text:s text:c="2"/>in the regions in which plausibility is not significant (= precrit &amp; precrit + crit)</text:p>
      <text:p text:style-name="P4"/>
      <text:p text:style-name="P4">- <text:span text:style-name="T9">What does adding Precrit as predictor exactly do/tell us?</text:span></text:p>
      <text:p text:style-name="P4"/>
      <text:p text:style-name="P4">- <text:span text:style-name="T10">M</text:span>ention that outliers could not be removed in plaus_plaus study, but in spr_plaus study bc there <text:s/></text:p>
      <text:p text:style-name="P4"><text:s text:c="2"/><text:span text:style-name="T10">was</text:span> <text:span text:style-name="T10">RT removal criteria &amp; plaus ratings were then eliminated simultaenously</text:span></text:p>
      <text:p text:style-name="P4"/>
      <text:p text:style-name="P23"><text:span text:style-name="T26">- </text:span><text:span text:style-name="T27">ask how error bars were calculated</text:span></text:p>
      <text:p text:style-name="P4"/>
      <text:p text:style-name="P8">- <text:span text:style-name="T10">Mention that I used a 2x3 design, within-subject design, Latin square design, maybe include some</text:span></text:p>
      <text:p text:style-name="P16"><text:s text:c="2"/>image (see slides Thorsten)</text:p>
      <text:p text:style-name="P4"/>
      <text:p text:style-name="P4">- <text:span text:style-name="T23">If</text:span><text:span text:style-name="T11"> residuals of B are below 0, this means model overestimates the RTs?? </text:span><text:span text:style-name="T23">(obs – est = bigger than 0 if est = bigger than obs =&gt; overestimates)</text:span></text:p>
      <text:p text:style-name="P4"/>
      <text:p text:style-name="P4">- <text:span text:style-name="T25">say that given the time constraint I couldn’t do an EEG study, but based on this data an EEG study can be conducted to see if early negativity has disappeared after removing ambiguity</text:span></text:p>
      <text:p text:style-name="P35"/>
      <text:p text:style-name="P24"/>
      <text:p text:style-name="P24"/>
      <text:p text:style-name="P24">- <text:span text:style-name="T15">I removed, when removing outliers, the whole row, but I should just remove ratings from SPR_Plaus_rating column, i.e. single ratings, otherwise the number of average ratings is not equal any more for some items → changes the mean</text:span></text:p>
      <text:p text:style-name="P45">I should NOT remove values in row for plaus_target avg because they belong to diff people</text:p>
      <text:p text:style-name="P24"/>
      <text:p text:style-name="P24">- <text:span text:style-name="T34">write in google docs </text:span></text:p>
      <text:p text:style-name="P24"/>
      <text:p text:style-name="P29"><text:span text:style-name="T18">Questions:</text:span> </text:p>
      <text:p text:style-name="P29">- <text:span text:style-name="T37">Thesis title?</text:span></text:p>
      <text:p text:style-name="P29"><text:span text:style-name="T37">- </text:span><text:span text:style-name="T45">Theoretical framework</text:span></text:p>
      <text:p text:style-name="P36">- Why are my residuals alsways not so good? Bc I use surprisal as a predictor? (C&gt;A&gt;B makes</text:p>
      <text:p text:style-name="P36"><text:s text:c="2"/>residuals for especially B big?)</text:p>
      <text:p text:style-name="P27">- <text:span text:style-name="T46">Does using surprisal have any influence at all?</text:span></text:p>
      <text:p text:style-name="P37">- In which chapter to put further analyses &amp; SPR study 2? Everything post-hoc analyses?</text:p>
      <text:p text:style-name="P28">- <text:span text:style-name="T47">Residuals and observed </text:span><text:span text:style-name="T49">plots</text:span><text:span text:style-name="T47"> are very good for grouping </text:span><text:span text:style-name="T48">RTs</text:span><text:span text:style-name="T47"> by avgs instead of single ratings </text:span><text:span text:style-name="T50">in</text:span></text:p>
      <text:p text:style-name="P38"><text:s text:c="2"/>SPR study 1 (and 2?)</text:p>
      <text:p text:style-name="P41"><text:span text:style-name="T37">- </text:span><text:span text:style-name="T40">How to interpret statistics (higher RTs for condition A in SPR study2 and that for avg plaus RTs for</text:span></text:p>
      <text:p text:style-name="P41"><text:soft-page-break/><text:span text:style-name="T40"><text:s text:c="2"/>group 2 are in the middle but not for single plaus) </text:span></text:p>
      <text:p text:style-name="P28"><text:span text:style-name="T40">- </text:span><text:span text:style-name="T42">Why according to p-values significant but not according to error bars (overlap)</text:span></text:p>
      <text:p text:style-name="P28"><text:span text:style-name="T42">- </text:span><text:span text:style-name="T43">I fit complex model (single + avg ratings), but can I even do that since they have a pretty high correlation and shouldn’t I avoid fitting a model with correlated variables → </text:span><text:span text:style-name="T44">changes significance</text:span></text:p>
      <text:p text:style-name="P25"/>
      <text:p text:style-name="P18">###########################################################</text:p>
      <text:p text:style-name="P32">For thesis revision:</text:p>
      <text:p text:style-name="P17">- spelling</text:p>
      <text:p text:style-name="P17">- grammar</text:p>
      <text:p text:style-name="P17">- punctuation (commas)</text:p>
      <text:p text:style-name="P17">- abbreviations</text:p>
      <text:p text:style-name="P17">- paragraphs</text:p>
      <text:p text:style-name="P17">- tenses</text:p>
      <text:p text:style-name="P17">- <text:span text:style-name="T13">check titles of plots in R (sometimes they are cut because they don’t fit on the pdf) </text:span><text:span text:style-name="T24">&amp; if they are consistent</text:span></text:p>
      <text:p text:style-name="P17"/>
      <text:p text:style-name="P4"/>
      <text:p text:style-name="P4"/>
      <text:p text:style-name="P10">###########################################################################</text:p>
      <text:p text:style-name="P10"/>
      <text:p text:style-name="P11">NOTE: Residuals printed in Summary (model): residuals for the whole model.</text:p>
      <text:p text:style-name="P11">Residuals which I plot: residuals for conditions A, B, C per region. Model minimised differences O-E, but this is still not perfect for all datapoints. Later I calculate the residuals per condition and region by myself (?)</text:p>
      <text:p text:style-name="P10"/>
      <text:p text:style-name="P10">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10"/>
      <text:p text:style-name="P21">NOTE: - <text:span text:style-name="Strong_20_Emphasis">Skewness Reduction:</text:span></text:p>
      <text:p text:style-name="P22">Log transformation tends to reduce right-skewness in the data, making the distribution more symmetric. It can also be applied to left-skewed data, but its impact is more pronounced on the right tail. <text:span text:style-name="T28">I </text:span><text:span text:style-name="T14">used log to transform data bc data is right skewed, i.e. not normally distributed, which can be an issue because the of the</text:span><text:span text:style-name="T28"> influence of extreme values or outliers that disproportionately impact the mean and can violate assumptions of normality. </text:span><text:span text:style-name="T14">Even though outliers were removed, data is still right skewed (read again about issues of right skew for statistical modeling &amp; necessity of log transform)</text:span></text:p>
      <text:p text:style-name="P22"/>
      <text:p text:style-name="P10"/>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eXGyreTermes" svg:font-family="TeXGyreTermes" style:font-pitch="variable"/>
    <style:font-face style:name="Ubuntu Mono" svg:font-family="'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4-01-31T22:25:33.800700142</dc:date>
    <meta:editing-duration>P28DT21H27M31S</meta:editing-duration>
    <meta:editing-cycles>148</meta:editing-cycles>
    <meta:print-date>2023-12-07T03:37:49.641487378</meta:print-date>
    <meta:document-statistic meta:table-count="0" meta:image-count="0" meta:object-count="0" meta:page-count="3" meta:paragraph-count="74" meta:word-count="1154" meta:character-count="7140" meta:non-whitespace-character-count="6012"/>
  </office:meta>
</office:document-meta>
</file>